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f0c25"/>
    </style:style>
    <style:style style:name="P3" style:family="paragraph" style:parent-style-name="Standard">
      <style:paragraph-properties fo:text-align="justify" style:justify-single-word="false"/>
      <style:text-properties fo:language="pt" fo:country="BR" style:font-name-complex="Calibri1"/>
    </style:style>
    <style:style style:name="P4" style:family="paragraph" style:parent-style-name="Standard">
      <style:paragraph-properties fo:text-align="justify" style:justify-single-word="false" fo:padding-left="0cm" fo:padding-right="0cm" fo:padding-top="0cm" fo:padding-bottom="0.035cm" fo:border-left="none" fo:border-right="none" fo:border-top="none" fo:border-bottom="0.74pt solid #00000a"/>
      <style:text-properties officeooo:paragraph-rsid="001bb626"/>
    </style:style>
    <style:style style:name="P5" style:family="paragraph" style:parent-style-name="Standard">
      <style:paragraph-properties fo:text-align="justify" style:justify-single-word="false" fo:padding-left="0cm" fo:padding-right="0cm" fo:padding-top="0cm" fo:padding-bottom="0.035cm" fo:border-left="none" fo:border-right="none" fo:border-top="none" fo:border-bottom="0.74pt solid #00000a"/>
      <style:text-properties officeooo:paragraph-rsid="001ec913"/>
    </style:style>
    <style:style style:name="P6" style:family="paragraph" style:parent-style-name="Standard">
      <style:paragraph-properties fo:text-align="justify" style:justify-single-word="false" fo:padding-left="0cm" fo:padding-right="0cm" fo:padding-top="0cm" fo:padding-bottom="0.035cm" fo:border-left="none" fo:border-right="none" fo:border-top="none" fo:border-bottom="0.74pt solid #00000a"/>
      <style:text-properties fo:language="pt" fo:country="BR" style:font-name-complex="Calibri1"/>
    </style:style>
    <style:style style:name="P7" style:family="paragraph" style:parent-style-name="Standard" style:master-page-name="Standard">
      <style:paragraph-properties fo:text-align="center" style:justify-single-word="false" style:page-number="auto"/>
    </style:style>
    <style:style style:name="T1" style:family="text">
      <style:text-properties style:font-name="Arial" fo:font-size="14pt" fo:language="pt" fo:country="BR" style:font-size-asian="14pt" style:font-name-complex="Arial1" style:font-size-complex="14pt"/>
    </style:style>
    <style:style style:name="T2" style:family="text">
      <style:text-properties style:font-name="Cambria" fo:font-size="14pt" fo:language="pt" fo:country="BR" style:font-size-asian="14pt" style:font-name-complex="Calibri1" style:font-size-complex="14pt"/>
    </style:style>
    <style:style style:name="T3" style:family="text">
      <style:text-properties fo:language="pt" fo:country="BR" style:font-name-complex="Calibri1"/>
    </style:style>
    <style:style style:name="T4" style:family="text">
      <style:text-properties fo:language="pt" fo:country="BR" officeooo:rsid="001a9af6" style:font-name-complex="Calibri1"/>
    </style:style>
    <style:style style:name="T5" style:family="text">
      <style:text-properties fo:language="pt" fo:country="BR" officeooo:rsid="001bb626" style:font-name-complex="Calibri1"/>
    </style:style>
    <style:style style:name="T6" style:family="text">
      <style:text-properties fo:language="pt" fo:country="BR" officeooo:rsid="001d23bf" style:font-name-complex="Calibri1"/>
    </style:style>
    <style:style style:name="T7" style:family="text">
      <style:text-properties fo:language="pt" fo:country="BR" officeooo:rsid="001ec913" style:font-name-complex="Calibri1"/>
    </style:style>
    <style:style style:name="T8" style:family="text">
      <style:text-properties fo:language="pt" fo:country="BR" officeooo:rsid="002033d6" style:font-name-complex="Calibri1"/>
    </style:style>
    <style:style style:name="T9" style:family="text">
      <style:text-properties fo:language="pt" fo:country="BR" officeooo:rsid="00209963" style:font-name-complex="Calibri1"/>
    </style:style>
    <style:style style:name="T10" style:family="text">
      <style:text-properties fo:language="pt" fo:country="BR" officeooo:rsid="00211e3a" style:font-name-complex="Calibri1"/>
    </style:style>
    <style:style style:name="T11" style:family="text">
      <style:text-properties fo:language="pt" fo:country="BR" officeooo:rsid="002233ba" style:font-name-complex="Calibri1"/>
    </style:style>
    <style:style style:name="T12" style:family="text">
      <style:text-properties fo:language="pt" fo:country="BR" officeooo:rsid="00230270" style:font-name-complex="Calibri1"/>
    </style:style>
    <style:style style:name="T13" style:family="text">
      <style:text-properties fo:language="pt" fo:country="BR" officeooo:rsid="0024e4a4" style:font-name-complex="Calibri1"/>
    </style:style>
    <style:style style:name="T14" style:family="text">
      <style:text-properties fo:language="pt" fo:country="BR" officeooo:rsid="002c778e" style:font-name-complex="Calibri1"/>
    </style:style>
    <style:style style:name="T15" style:family="text">
      <style:text-properties fo:language="pt" fo:country="BR" officeooo:rsid="002ee3ea" style:font-name-complex="Calibri1"/>
    </style:style>
    <style:style style:name="T16" style:family="text">
      <style:text-properties fo:language="pt" fo:country="BR" officeooo:rsid="002f0c25" style:font-name-complex="Calibri1"/>
    </style:style>
    <style:style style:name="T17" style:family="text">
      <style:text-properties fo:language="pt" fo:country="BR" officeooo:rsid="0031fee4" style:font-name-complex="Calibri1"/>
    </style:style>
    <style:style style:name="T18" style:family="text">
      <style:text-properties fo:language="pt" fo:country="BR" fo:font-style="italic" officeooo:rsid="0024e4a4" style:font-style-asian="italic" style:font-name-complex="Calibri1"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tab/></text:span><text:span text:style-name="T2">Ensaio sobre os novos conhecimentos básicos, o novo potencial tecnológico, e novo nível de consciência coletiva.</text:span></text:p>
      <text:p text:style-name="P5"><text:span text:style-name="T3"><text:s/><text:tab/>Modificamos nosso habitat constantemente, e com isto, modificamos também, um dos fatores necessários para “evolução”, a “seleção natural”, </text:span><text:span text:style-name="T4">elevando deste modo o nível desta cadeia, colocando-nos ao topo enquanto espécie(ainda podemos ser mortos individualmente, se colocados ante certos fenômenos locais: </text:span><text:span text:style-name="T6">d</text:span><text:span text:style-name="T4">e afogamentos a ataques de animais domésticos, os humanos são cercados de perigos)</text:span><text:span text:style-name="T3">. </text:span><text:span text:style-name="T6">Através de t[ecnicas, canalizamos</text:span><text:span text:style-name="T3"> </text:span><text:span text:style-name="T6">o</text:span><text:span text:style-name="T4"> trabalho do intelecto, </text:span><text:span text:style-name="T6">indo além do puro e</text:span><text:span text:style-name="T5">sforço físico</text:span><text:span text:style-name="T3">, </text:span><text:span text:style-name="T5">automatizando tarefas </text:span><text:span text:style-name="T6">brutas,</text:span><text:span text:style-name="T5"> </text:span><text:span text:style-name="T6">economizando energia e tempo, para que se possa buscar </text:span><text:span text:style-name="T5">nov</text:span><text:span text:style-name="T6">os interesses</text:span><text:span text:style-name="T5">. Desde o começo da escrita, o intelecto</text:span><text:span text:style-name="T3"> se tornou o cerne da sociedade e espécie, sendo também o principal ponto em nossa “evolução artificial”.<text:tab/> </text:span><text:span text:style-name="T7">Digo: </text:span><text:span text:style-name="T3">- </text:span><text:span text:style-name="T5">Ter a liberdade e o conhecimento necessário para explorar </text:span><text:span text:style-name="T7">o </text:span><text:span text:style-name="T5">aspecto </text:span><text:span text:style-name="T7">intelectual</text:span><text:span text:style-name="T5">, é uma busca para medir nosso raio tridimensional, </text:span><text:span text:style-name="T7">nosso alcance enquanto indivíduos,</text:span><text:span text:style-name="T5"> </text:span><text:span text:style-name="T7">dado</text:span><text:span text:style-name="T5"> que </text:span><text:span text:style-name="T7">executamos tais alcances em distâncias mensuradas por medidas de espaço e</text:span><text:span text:style-name="T5"> tempo. </text:span><text:span text:style-name="T7">O tanto de energia necessária para manter-se sadio, deve ser a soma dos recursos que o corpo consome, além de que, num sistema sustentável, deve-se incluir o tratamento dos resíduos biológicos(energia que pode ser retransformada).</text:span><text:span text:style-name="T3"> <text:tab/> <text:line-break/><text:tab/>Porém, coloco aqui um ponto: A tecnologia atualmente é focada no aprimoramento do ambiente social e das ferramentas, deixando em segundo plano, a parte intelectual, que é o principal ponto a ser aprimorado. A era da informação, é justamente a era do acesso ao conhecimento, depende</text:span><text:span text:style-name="T8">ndo unicamente</text:span><text:span text:style-name="T3"> da forma como </text:span><text:span text:style-name="T8">a </text:span><text:span text:style-name="T3">os indivíduos utilizam este tipo de tecnologia. <text:s/><text:tab/><text:line-break/> <text:tab/>Se pudermos usar a inteligência para aumentar exponencialmente o nível da mesma, porque não nos empenhamos e nos focamos para fazê-lo? Tudo que desempenhamos poderia ser facilitado, observe: se tivermos maior capacidade intelectual, poderemos ter melhor capacidade imaginativa, maior capacidade de desenvolvimento, e, portanto, solução de problemas, podendo desta forma, controlar muito melhor o ambiente em que vivemos, <text:s text:c="2"/></text:span><text:span text:style-name="T9"><text:s/>através de</text:span><text:span text:style-name="T3"> ferramentas </text:span><text:span text:style-name="T9">cada vez mais eficazes(maiores capacidades energéticas, termodinamicas aprimoradas, tamanhos reduzidos, novas capacidades matemáticas)</text:span><text:span text:style-name="T3">. <text:s/><text:tab/><text:line-break/> <text:tab/>Percebemos então, que tudo que criamos até agora, poderia ter sido criado de forma mais simples, e eficaz(isto se realmente criássemos o que criamos até a era atual, ao invés de partirmos direto para algo mais eficiente, menos inútil e irracional, que é o caso de muito do que produzimos atualmente</text:span><text:span text:style-name="T10">(inclusive este paper)</text:span><text:span text:style-name="T3">, tanto em ferramentas quanto em cultura humana geral). Temos recursos limitados no planeta, e continuamos usando-os em demasia, além de que, ainda estamos aumentando nosso consumo de forma exponencial, o que nos leva a conclusão óbvia, de que logo os esgotaremos. A <text:s/>política da obsolescência programada, é um exemplo de criação retrógrada que, carrega uma parcela da culpa, pelo tamanho do buraco que estamos cavando. E esse é apenas um dos problemas que enfrentemos por não </text:span><text:span text:style-name="T11">agirmos em concordância com as ciências avançadas - que deram início as comodidades modernas - </text:span><text:span text:style-name="T12">permitindo</text:span><text:span text:style-name="T3"> falhas até mesmo </text:span><text:span text:style-name="T12">em</text:span><text:span text:style-name="T3"> nosso sistema de aprimoramento. <text:tab/> <text:line-break/> <text:s/><text:tab/>As empresas tecnológicas investem em lançar ferramentas que facilitam a vida, porém, lançam as mesmas no ano seguinte com melhorias insignificantes, sucateando as antigas, usando desta forma, uma quantidade desnecessária de recursos, para algo que não adicionará nada muito frutífero ao nosso mundo, proporcionando uma sensação falsa de progresso, e de rápida evolução tecnológica. Mas na verdade, estes são apenas grandes passos do marketing, que só existe por conta da sociedade capital, e apesar de ter superado seus concorrentes antigos, sendo muito funcional na atualidade, não é o melhor sistema que podemos inventar, e por mais que persista, será diferente em um quadro suficientemente avançado da sociedade, </text:span><text:span text:style-name="T13">simplismento por não possuir na atualidade, níveis satisfatórios de consumo, geração e distribuição de </text:span><text:span text:style-name="T18">energia: de recurso à informações, qualquer movimento físico ou virtual.</text:span><text:span text:style-name="T3"> </text:span></text:p>
      <text:p text:style-name="P4"><text:span text:style-name="T3"><text:tab/></text:span></text:p>
      <text:p text:style-name="P3"/>
      <text:p text:style-name="P1"><text:span text:style-name="T3"><text:s/><text:tab/>Podemos realmente considerar que estamos evoluindo rapidamente nossas tecnologias, mas apenas se considerarmos que só, o que acontece atualmente é possível, deixando de lado as outras possibilidades, e a correção de nossos erros atuais em relação aos pontos exibidos aqui, em relação à tecnologia do conhecimento em sua forma e usabilidade geral. Ao dominarmos o conhecimento de forma total, teremos um domínio muito maior sobre o universo que nos cerca, e sobre nós mesmos. Para tal evento ocorrer, devemos investir nossos esforços primeiramente nas áreas que estão ao nosso alcance, como a melhora dos sistemas de ensino, focando na busca individual e independente por conhecimento, através da tecnologia da informação, substituindo os métodos e metas tradicionais. <text:s/><text:tab/> <text:line-break/> <text:tab/>Porém futuramente, no melhoramento direto ou indireto de nossas funções mentais (por meio de modificações no cérebro, ou uso de dispositivos externos) melhorando a memória, permitindo maior assimilação de conteúdo, e na capacidade de raciocínio ou, em outras palavras, poder computacional. <text:s/><text:tab/><text:line-break/><text:tab/></text:span></text:p>
      <text:p text:style-name="P1"><text:span text:style-name="T13"><text:tab/>Qualquer que seja o sentido da vida, o conhecimento(observação) pode mudar vários aspectos, mesmo que mínimos, nos entendimentos referentes ao que se pode conhecer enquanto vivemos. Os horizontes desconhecidos ficam muito próximos, e, por mais que por momentos o entendimento pareça ver através das sombras, <text:s/>a luz da razão torna a iluminar tal percepção, revelando-a não tão real quanto o mundo humano necessita que seja. Por hora é certeza, sei, conheço, por outrora, é incerto, o conhecimento é vasto e somos seres de alcances minúsculos na vastidão, nossas vidas rumam as estrelas novamente, e quem sabe a termodinamica ou a entropia, de qualquer modo, um universo, multiplos entendimentos dimensionados a espécie que aqui e ali escreve(ali no passado, podendo também, ser em qualquer lugar do tempo). </text:span></text:p>
      <text:p text:style-name="P6"/>
      <text:p text:style-name="P1"><text:span text:style-name="T3"><text:tab/><text:line-break/> <text:tab/>Na idéia de indução de funções cerebrais por meio de tecnologia, podemos ver uma iminente possibilidade de ataques maliciosos por meio de software. Porém, podemos pensar que, se aumentarmos nossas capacidades cognitivas, e imaginativas, teremos mais capacidade para desenvolver os métodos de defesa contra este tipo de ataque, se é que existirão atacantes </text:span><text:span text:style-name="T14">a altura</text:span><text:span text:style-name="T3">, pois com os autos níveis de entendimento, possivelmente existirão mudanças nos valores morais e éticos, </text:span><text:span text:style-name="T14">bem como nas relações de poder</text:span><text:span text:style-name="T3">. O nível de consciência universal pretendido, não possui precedente na nossa história, bem como não possuí limites definidos, pois todos os indivíduos poderiam ter no mínimo, todo o conhecimento da humanidade, sendo que cada um estaria em seu caminho pessoal único, onde o ponto de partida seria estabelecido a partir da visão proporcionada pelo pináculo do saber humano. <text:line-break/> <text:tab/>Todo o conhecimento técnico humano (ciência, matemática, tecnologia, filosofia, história, idiomas) pode ser integrado intimamente às funções básicas da espécie (como se comunicar), ao mesmo passo que incentivaríamos o uso da imaginação, e da criatividade, priorizando o “como conhecer” ao invés de insistir em mostrar o que já foi conhecido (tipo de ensino que seria substituído por meios aprimorados). Para isto a tecnologia atual precisa ser voltada a aprimorar nossas capacidades de 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plena, pois a consciência e a quantidade de conteúdo serão muito maiores, </text:span><text:span text:style-name="T15">levando</text:span><text:span text:style-name="T3"> ao levantamento de </text:span><text:span text:style-name="T15">ainda mais </text:span><text:span text:style-name="T3">questões, </text:span><text:span text:style-name="T15">que</text:span><text:span text:style-name="T3"> </text:span><text:span text:style-name="T15">ao se integrarem a tal sistema, serão </text:span><text:span text:style-name="T3">automaticamente respondidas, </text:span><text:span text:style-name="T15">elevfando exponicialmente tal movimento</text:span><text:span text:style-name="T3">, logo </text:span><text:span text:style-name="T15">alcançando o</text:span><text:span text:style-name="T3"> ponto onde não se tem mais respostas, </text:span><text:span text:style-name="T15">criando um horizonte de pesquisas em andamento, provendo inclusão ao indivíduos que são atualmente lesados pela dispariedade informaconal.</text:span><text:span text:style-name="T3"> <text:tab/><text:line-break/> <text:tab/>Pela inicial falta de entendimento da real funcionalidade de tal melhoria, maior parte da sociedade pode não aceitar a mudança, e por este motivo, a idéia deve ser explanada de forma clara e sincera, pois é acima de tudo um </text:span><text:span text:style-name="T16">meio</text:span><text:span text:style-name="T3"> para melhorar a capacidade de aprendizado, que mudará a forma de vivemos. </text:span><text:span text:style-name="T16">As possíveis melhorias de eficiencia, tanto no consumo, quanto na geraçao de energia, podem capacitar nossa espécie a desenvonver formas igualmentes eficazes de controlar ambientes e ecossistemas cada vez mais complexos, sejam eles físicos, ou virtuais, mecânicos, ou biológicos. Resume-se: computação de váriaveis.</text:span></text:p>
      <text:p text:style-name="P3"/>
      <text:p text:style-name="P2"><text:span text:style-name="T3">/* </text:span><text:span text:style-name="T16">piadas de mau gosto excluidas</text:span></text:p>
      <text:p text:style-name="P2"><text:span text:style-name="T16"><text:tab/>Não consigo me arriscar a dizer como serão as escolas ou o sistema de ensino, pois apenas os primeiros a receber o dispositivo que devem começar a concebê-lo.</text:span></text:p>
      <text:p text:style-name="P2"><text:span text:style-name="T3"><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span><text:span text:style-name="T16">Mesmo minha arvore familiar é exemplo de tal relação que permeia a sociedade, e também é o que me permite escrever, pois minhas necessidades energéticas estão temporariamente sup</text:span><text:span text:style-name="T17">ri</text:span><text:span text:style-name="T16">das. </text:span></text:p>
      <text:p text:style-name="P1"><text:span text:style-name="T3"><text:s/><text:tab/>Enquanto escrevo, sinto um peso enorme por saber que tudo que coloco em linhas é o óbvio, que já deveria a muito ter sido feito, levando-me a perceber, que navegamos crendo qu</text:span><text:span text:style-name="T13">à</text:span><text:span text:style-name="T3">e estávamos chegando próximos ao fim, porém a frente existe um lago que pode levar ao fim do movimento ou à vertendo do rio que ruma ao infinito.</text:span></text:p>
      <text:p text:style-name="P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meta:editing-cycles>25</meta:editing-cycles>
    <meta:creation-date>2016-01-19T04:30:00</meta:creation-date>
    <dc:date>2016-10-03T03:23:33.336242532</dc:date>
    <meta:editing-duration>PT50M50S</meta:editing-duration>
    <meta:generator>LibreOffice/4.3.3.2$Linux_X86_64 LibreOffice_project/430m0$Build-2</meta:generator>
    <meta:document-statistic meta:table-count="0" meta:image-count="0" meta:object-count="0" meta:page-count="1" meta:paragraph-count="11" meta:word-count="1504" meta:character-count="9967" meta:non-whitespace-character-count="84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